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34d" officeooo:paragraph-rsid="001d034d"/>
    </style:style>
    <style:style style:name="P2" style:family="paragraph" style:parent-style-name="Standard" style:list-style-name="L1">
      <style:text-properties officeooo:rsid="001d034d" officeooo:paragraph-rsid="001d034d"/>
    </style:style>
    <style:style style:name="P3" style:family="paragraph" style:parent-style-name="Standard">
      <style:text-properties fo:font-weight="bold" officeooo:rsid="001d034d" officeooo:paragraph-rsid="001d034d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d034d" officeooo:paragraph-rsid="0021149d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d8b24" officeooo:paragraph-rsid="001d8b24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e155c" officeooo:paragraph-rsid="001e155c" style:font-weight-asian="normal" style:font-weight-complex="normal"/>
    </style:style>
    <style:style style:name="P7" style:family="paragraph" style:parent-style-name="Standard">
      <style:text-properties fo:font-weight="normal" officeooo:rsid="001f8e89" officeooo:paragraph-rsid="001f8e89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f8e89" officeooo:paragraph-rsid="0021149d" style:font-weight-asian="normal" style:font-weight-complex="normal"/>
    </style:style>
    <style:style style:name="P9" style:family="paragraph" style:parent-style-name="Standard" style:list-style-name="L1">
      <style:text-properties fo:font-weight="normal" officeooo:paragraph-rsid="001d8b24" style:font-weight-asian="normal" style:font-weight-complex="normal"/>
    </style:style>
    <style:style style:name="P10" style:family="paragraph" style:parent-style-name="Standard" style:list-style-name="L1">
      <style:text-properties officeooo:rsid="001d8b24" officeooo:paragraph-rsid="001d8b24"/>
    </style:style>
    <style:style style:name="P11" style:family="paragraph" style:parent-style-name="Standard" style:list-style-name="L3">
      <style:text-properties officeooo:paragraph-rsid="001f8e89"/>
    </style:style>
    <style:style style:name="P12" style:family="paragraph" style:parent-style-name="Standard" style:list-style-name="L4">
      <style:text-properties officeooo:paragraph-rsid="001f8e89"/>
    </style:style>
    <style:style style:name="P13" style:family="paragraph" style:parent-style-name="Standard" style:list-style-name="L5">
      <style:text-properties officeooo:paragraph-rsid="001f8e89"/>
    </style:style>
    <style:style style:name="P14" style:family="paragraph" style:parent-style-name="Standard" style:list-style-name="L6">
      <style:text-properties officeooo:paragraph-rsid="001f8e89"/>
    </style:style>
    <style:style style:name="P15" style:family="paragraph" style:parent-style-name="Standard" style:list-style-name="L7">
      <style:text-properties officeooo:paragraph-rsid="001f8e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8b24" style:font-weight-asian="bold" style:font-weight-complex="bold"/>
    </style:style>
    <style:style style:name="T3" style:family="text">
      <style:text-properties fo:font-weight="bold" officeooo:rsid="001f8e89" style:font-weight-asian="bold" style:font-weight-complex="bold"/>
    </style:style>
    <style:style style:name="T4" style:family="text">
      <style:text-properties officeooo:rsid="001d8b24"/>
    </style:style>
    <style:style style:name="T5" style:family="text">
      <style:text-properties fo:font-weight="normal" officeooo:rsid="001f8e89" style:font-weight-asian="normal" style:font-weight-complex="normal"/>
    </style:style>
    <style:style style:name="T6" style:family="text">
      <style:text-properties fo:font-weight="normal" officeooo:rsid="0021149d" style:font-weight-asian="normal" style:font-weight-complex="normal"/>
    </style:style>
    <style:style style:name="T7" style:family="text">
      <style:text-properties officeooo:rsid="001f8e89"/>
    </style:style>
    <style:style style:name="T8" style:family="text">
      <style:text-properties officeooo:rsid="002114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FTWARE UPDATE SOP</text:p>
      <text:p text:style-name="P1"/>
      <text:list xml:id="list4599023644689274015" text:style-name="L1">
        <text:list-item>
          <text:p text:style-name="P2">Update the application <text:span text:style-name="T1">in your machine</text:span></text:p>
          <text:list>
            <text:list-item>
              <text:p text:style-name="P9"><text:span text:style-name="T4">On your laptop</text:span></text:p>
            </text:list-item>
            <text:list-item>
              <text:p text:style-name="P5"><text:s/>To check current version $ git describe</text:p>
            </text:list-item>
            <text:list-item>
              <text:p text:style-name="P5">Update your laptop $ git pull</text:p>
            </text:list-item>
            <text:list-item>
              <text:p text:style-name="P5">To update version $ git fetch --tags</text:p>
            </text:list-item>
            <text:list-item>
              <text:p text:style-name="P5">To select a version $ git checkout v2.5.0(update according to required version number)</text:p>
              <text:p text:style-name="P10"><text:span text:style-name="T1"/></text:p>
            </text:list-item>
          </text:list>
        </text:list-item>
        <text:list-item>
          <text:p text:style-name="P4"><text:span text:style-name="T8">on the facility server:</text:span> </text:p>
          <text:p text:style-name="P8"/>
        </text:list-item>
      </text:list>
      <text:list xml:id="list5771840187479723286" text:style-name="L3">
        <text:list-item>
          <text:p text:style-name="P11"><text:span text:style-name="T5">back up databases</text:span></text:p>
        </text:list-item>
      </text:list>
      <text:p text:style-name="P7"/>
      <text:p text:style-name="P7">mysqldump -u dbuser -p dbname --routines &gt; dump.sql.</text:p>
      <text:p text:style-name="P7"/>
      <text:p text:style-name="P7">eg mysqldump -uroot -p openmrs --routines &gt; openmrs_kasungu_15_02_2017.sql</text:p>
      <text:p text:style-name="P7"/>
      <text:list xml:id="list8961002300976924367" text:style-name="L4">
        <text:list-item>
          <text:p text:style-name="P12"><text:span text:style-name="T5">make a copy of the exisitng application</text:span></text:p>
        </text:list-item>
      </text:list>
      <text:p text:style-name="P7"><text:tab/> eg sudo scp -Cr national-art national-art2</text:p>
      <text:p text:style-name="P7"/>
      <text:p text:style-name="P7">***** now you will have 2 copies of the application you want to update ie national </text:p>
      <text:p text:style-name="P7">-art and national-art2</text:p>
      <text:p text:style-name="P7"/>
      <text:list xml:id="list881853955254654544" text:style-name="L5">
        <text:list-item>
          <text:p text:style-name="P13"><text:span text:style-name="T5"><text:s/>now enter into the </text:span><text:span text:style-name="T6">original</text:span><text:span text:style-name="T5"> application ie cd national-art</text:span></text:p>
        </text:list-item>
      </text:list>
      <text:p text:style-name="P7"/>
      <text:p text:style-name="P7"><text:s text:c="2"/>update the application using:</text:p>
      <text:p text:style-name="P7"/>
      <text:p text:style-name="P7">sudo git pull andrew@192.168.100.180:/var/www/national-art</text:p>
      <text:p text:style-name="P7"/>
      <text:p text:style-name="P7">git fetch --tags</text:p>
      <text:p text:style-name="P7"/>
      <text:p text:style-name="P7">git checkout v3.4.1</text:p>
      <text:p text:style-name="P7"/>
      <text:list xml:id="list6468074829908904115" text:style-name="L6">
        <text:list-item>
          <text:p text:style-name="P14"><text:span text:style-name="T5">configure the application.yml, database.yml files</text:span></text:p>
        </text:list-item>
      </text:list>
      <text:p text:style-name="P7"/>
      <text:list xml:id="list3311549361403248098" text:style-name="L7">
        <text:list-item>
          <text:p text:style-name="P15"><text:span text:style-name="T5">run bundle install --local</text:span></text:p>
        </text:list-item>
      </text:list>
      <text:p text:style-name="P7"/>
      <text:p text:style-name="P7"/>
      <text:p text:style-name="P7">***** before updating or cloning, run the below command on the laptop you are cloning from</text:p>
      <text:p text:style-name="P7"/>
      <text:p text:style-name="P7">start git daemon</text:p>
      <text:p text:style-name="P7"><text:s text:c="5"/>**** run the below command in the www folder in the laptop. The command will make all applications within the www folder accessible for cloning</text:p>
      <text:p text:style-name="P7"><text:tab/>git daemon --base-path=. --export-all --reuseaddr --informative-errors --verbose </text:p>
      <text:p text:style-name="P7"/>
      <text:p text:style-name="P7"><text:tab/>or use below command while in the application folder eg national-art folder</text:p>
      <text:p text:style-name="P7"><text:tab/>sudo git daemon --verbose --export-al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31:16.465015320</meta:creation-date>
    <dc:date>2017-11-02T16:22:50.667289718</dc:date>
    <meta:editing-duration>PT41S</meta:editing-duration>
    <meta:editing-cycles>1</meta:editing-cycles>
    <meta:document-statistic meta:table-count="0" meta:image-count="0" meta:object-count="0" meta:page-count="1" meta:paragraph-count="28" meta:word-count="224" meta:character-count="1346" meta:non-whitespace-character-count="1156"/>
    <meta:generator>LibreOffice/5.1.6.2$Linux_X86_64 LibreOffice_project/10m0$Build-2</meta:generator>
  </office:meta>
</office:document-meta>
</file>